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marker-start="Arrow" draw:marker-end="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5cm" fo:min-width="0cm"/>
    </style:style>
    <style:style style:name="gr7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6pt" style:font-size-asian="16pt" style:font-size-complex="16pt"/>
    </style:style>
    <style:style style:name="P3" style:family="paragraph">
      <style:text-properties fo:font-family="Arial" style:font-family-generic="swiss" style:font-pitch="variable" fo:font-size="16pt" style:font-size-asian="16pt" style:font-size-complex="16pt"/>
    </style:style>
    <style:style style:name="T1" style:family="text">
      <style:text-properties fo:font-family="Arial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2.5cm" svg:height="1cm" svg:x="2.54cm" svg:y="2.54cm">
          <text:p text:style-name="P1"><text:span text:style-name="T1">Sen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2.5cm" svg:height="1cm" svg:x="4.74cm" svg:y="6.04cm">
          <text:p text:style-name="P1"><text:span text:style-name="T1">Dong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7cm" svg:height="3cm" svg:x="10.44cm" svg:y="8.64cm">
          <draw:glue-point draw:id="4" svg:x="5cm" svg:y="-3.333cm"/>
          <draw:glue-point draw:id="5" svg:x="5cm" svg:y="3.333cm"/>
          <draw:glue-point draw:id="6" svg:x="-2.142cm" svg:y="-5cm"/>
          <draw:glue-point draw:id="7" svg:x="3.571cm" svg:y="-5cm"/>
          <draw:glue-point draw:id="8" svg:x="-3.571cm" svg:y="-5cm"/>
          <text:p text:style-name="P1"><text:span text:style-name="T1">Server</text:span></text:p>
          <text:p text:style-name="P1"><text:span text:style-name="T1">(Pyth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2.5cm" svg:height="1cm" svg:x="6.94cm" svg:y="2.54cm">
          <text:p text:style-name="P1"><text:span text:style-name="T1">Sen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4cm" svg:height="2cm" svg:x="11.94cm" svg:y="14.54cm">
          <text:p text:style-name="P1"><text:span text:style-name="T1">Command</text:span></text:p>
          <text:p text:style-name="P1"><text:span text:style-name="T1">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2cm" svg:height="2cm" svg:x="15.44cm" svg:y="4.64cm">
          <text:p text:style-name="P1"><text:span text:style-name="T1">Log</text:span></text:p>
          <draw:enhanced-geometry svg:viewBox="0 0 21600 21600" draw:glue-points="10800 0 0 10800 10800 21600 21600 10800" draw:text-areas="0 0 21600 ?f11" draw:type="paper" draw:modifiers="16923.117921385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xml:id="id5" draw:id="id5" draw:layer="layout" svg:width="4cm" svg:height="2cm" svg:x="9.44cm" svg:y="4.64cm">
          <text:p text:style-name="P1"><text:span text:style-name="T1">Configuration</text:span></text:p>
          <draw:enhanced-geometry svg:viewBox="0 0 21600 21600" draw:glue-points="10800 0 0 10800 10800 21600 21600 10800" draw:text-areas="0 0 21600 ?f11" draw:type="paper" draw:modifiers="16923.117921385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xml:id="id3" draw:id="id3" draw:layer="layout" svg:width="5cm" svg:height="3cm" svg:x="20.44cm" svg:y="8.64cm">
          <draw:glue-point draw:id="4" svg:x="-5cm" svg:y="-3.333cm"/>
          <draw:glue-point draw:id="5" svg:x="-5cm" svg:y="3.333cm"/>
          <text:p text:style-name="P1"><text:span text:style-name="T1">Console</text:span></text:p>
          <text:p text:style-name="P1"><text:span text:style-name="T1">(Web Brows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3.94cm" svg:y1="14.54cm" svg:x2="13.94cm" svg:y2="11.64cm" draw:start-shape="id1" draw:start-glue-point="0" draw:end-shape="id2" svg:d="m13940 14540v-2900">
          <text:p/>
        </draw:connector>
        <draw:connector draw:style-name="gr3" draw:text-style-name="P1" draw:layer="layout" svg:x1="22.94cm" svg:y1="11.64cm" svg:x2="22.94cm" svg:y2="13.44cm" draw:start-shape="id3" draw:start-glue-point="2" draw:end-shape="id4" draw:end-glue-point="0" svg:d="m22940 11640v1800">
          <text:p/>
        </draw:connector>
        <draw:connector draw:style-name="gr4" draw:text-style-name="P1" draw:layer="layout" svg:x1="11.441cm" svg:y1="8.64cm" svg:x2="11.44cm" svg:y2="6.64cm" draw:start-shape="id2" draw:start-glue-point="8" draw:end-shape="id5" draw:end-glue-point="6" svg:d="m11441 8640v-1005h-1v-995">
          <text:p/>
        </draw:connector>
        <draw:connector draw:style-name="gr3" draw:text-style-name="P1" draw:layer="layout" svg:x1="3.79cm" svg:y1="3.54cm" svg:x2="4.74cm" svg:y2="6.54cm" draw:start-shape="id6" draw:start-glue-point="2" draw:end-shape="id7" draw:end-glue-point="3" svg:d="m3790 3540v3000h950">
          <text:p/>
        </draw:connector>
        <draw:connector draw:style-name="gr3" draw:text-style-name="P1" draw:layer="layout" svg:x1="8.19cm" svg:y1="3.54cm" svg:x2="7.24cm" svg:y2="6.54cm" draw:start-shape="id8" draw:start-glue-point="2" draw:end-shape="id7" draw:end-glue-point="1" svg:d="m8190 3540v3000h-950">
          <text:p/>
        </draw:connector>
        <draw:connector draw:style-name="gr3" draw:text-style-name="P1" draw:layer="layout" svg:x1="5.99cm" svg:y1="7.04cm" svg:x2="10.44cm" svg:y2="10.14cm" draw:start-shape="id7" draw:start-glue-point="2" draw:end-shape="id2" draw:end-glue-point="3" svg:d="m5990 7040v3100h4450">
          <text:p/>
        </draw:connector>
        <draw:frame draw:style-name="gr5" draw:text-style-name="P3" draw:layer="layout" svg:width="1.598cm" svg:height="0.882cm" svg:x="5.942cm" svg:y="8.158cm">
          <draw:text-box>
            <text:p><text:span text:style-name="T1">data</text:span></text:p>
          </draw:text-box>
        </draw:frame>
        <draw:frame draw:style-name="gr5" draw:text-style-name="P3" draw:layer="layout" svg:width="1.598cm" svg:height="0.882cm" svg:x="3.942cm" svg:y="4.54cm">
          <draw:text-box>
            <text:p><text:span text:style-name="T1">data</text:span></text:p>
          </draw:text-box>
        </draw:frame>
        <draw:frame draw:style-name="gr5" draw:text-style-name="P3" draw:layer="layout" svg:width="1.598cm" svg:height="0.882cm" svg:x="6.442cm" svg:y="4.54cm">
          <draw:text-box>
            <text:p><text:span text:style-name="T1">data</text:span></text:p>
          </draw:text-box>
        </draw:frame>
        <draw:frame draw:style-name="gr6" draw:text-style-name="P3" draw:layer="layout" svg:width="1.755cm" svg:height="1.513cm" svg:x="12.185cm" svg:y="12.54cm">
          <draw:text-box>
            <text:p><text:span text:style-name="T1">start/</text:span></text:p>
            <text:p><text:span text:style-name="T1">stop</text:span></text:p>
          </draw:text-box>
        </draw:frame>
        <draw:connector draw:style-name="gr3" draw:text-style-name="P1" draw:layer="layout" svg:x1="17.44cm" svg:y1="9.141cm" svg:x2="20.44cm" svg:y2="9.141cm" draw:start-shape="id2" draw:start-glue-point="4" draw:end-shape="id3" draw:end-glue-point="4" svg:d="m17440 9141h3000">
          <text:p/>
        </draw:connector>
        <draw:connector draw:style-name="gr4" draw:text-style-name="P1" draw:layer="layout" svg:x1="17.44cm" svg:y1="11.139cm" svg:x2="20.44cm" svg:y2="11.139cm" draw:start-shape="id2" draw:start-glue-point="5" draw:end-shape="id3" draw:end-glue-point="5" svg:d="m17440 11139h3000">
          <text:p/>
        </draw:connector>
        <draw:custom-shape draw:style-name="gr1" draw:text-style-name="P2" xml:id="id4" draw:id="id4" draw:layer="layout" svg:width="4cm" svg:height="2cm" svg:x="20.94cm" svg:y="13.44cm">
          <text:p text:style-name="P1"><text:span text:style-name="T1">Web MIDI</text:span></text:p>
          <text:p text:style-name="P1"><text:span text:style-name="T1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4cm" svg:height="2cm" svg:x="20.94cm" svg:y="17.04cm">
          <text:p text:style-name="P1"><text:span text:style-name="T1">Spea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22.94cm" svg:y1="15.44cm" svg:x2="22.94cm" svg:y2="17.04cm" draw:start-shape="id4" draw:start-glue-point="2" draw:end-shape="id9" draw:end-glue-point="0" svg:d="m22940 15440v1600">
          <text:p/>
        </draw:connector>
        <draw:connector draw:style-name="gr7" draw:text-style-name="P1" draw:layer="layout" svg:x1="16.44cm" svg:y1="6.64cm" svg:x2="16.439cm" svg:y2="8.64cm" draw:start-shape="id10" draw:start-glue-point="6" draw:end-shape="id2" draw:end-glue-point="7" svg:d="m16440 6640v995h-1v1005">
          <text:p/>
        </draw:connector>
        <draw:frame draw:style-name="gr5" draw:text-style-name="P3" draw:layer="layout" svg:width="1.598cm" svg:height="0.882cm" svg:x="17.942cm" svg:y="8.158cm">
          <draw:text-box>
            <text:p><text:span text:style-name="T1">data</text:span></text:p>
          </draw:text-box>
        </draw:frame>
        <draw:frame draw:style-name="gr5" draw:text-style-name="P3" draw:layer="layout" svg:width="2.195cm" svg:height="0.882cm" svg:x="17.845cm" svg:y="11.158cm">
          <draw:text-box>
            <text:p><text:span text:style-name="T1">contro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4cm" fo:margin-bottom="2.54cm" fo:margin-left="2.54cm" fo:margin-right="2.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lian Dumitrascu</meta:initial-creator>
    <meta:creation-date>2012-05-10T09:45:48</meta:creation-date>
    <dc:date>2015-02-25T07:51:06.30</dc:date>
    <meta:editing-duration>PT1H45M26S</meta:editing-duration>
    <meta:editing-cycles>19</meta:editing-cycles>
    <meta:generator>OpenOffice/4.0.0$Win32 OpenOffice.org_project/400m3$Build-9702</meta:generator>
    <meta:print-date>2015-02-07T19:01:31.59</meta:print-date>
    <dc:creator>Stelian Dumitrascu</dc:creator>
    <meta:printed-by>Stelian Dumitrascu</meta:printed-by>
    <meta:document-statistic meta:object-count="26"/>
  </office:meta>
</office:document-meta>
</file>